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0af1e2"/>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0af1e2"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3</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she</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I’m going to miss Ariel,” King Triton said to Sebastian, “but I know they’ll be happy.”</text:p>
      <text:p text:style-name="P7"><text:bookmark text:name="_vsqr3cgyl83n"/><text:soft-page-break/>Soon after that, Eric and Ariel were married in a splendid shipboard wedding with all the merpeople looking on. And just as King Triton had predicted, they lived happily ever af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32.120161777</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0" meta:non-whitespace-character-count="7058"/>
  </office:meta>
</office:document-meta>
</file>